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8543in"/>
    </style:style>
    <style:style style:name="co5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Agricultor</text:p>
          </table:table-cell>
          <table:covered-table-cell table:number-columns-repeated="7"/>
          <table:table-cell table:number-columns-repeated="2"/>
          <table:table-cell office:value-type="string" calcext:value-type="string" table:number-columns-spanned="3" table:number-rows-spanned="1">
            <text:p>Puntos de recogida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Mercad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untos de recogida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Horario recogida</text:p>
          </table:table-cell>
          <table:table-cell office:value-type="string" calcext:value-type="string">
            <text:p>Asociación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Horario</text:p>
          </table:table-cell>
          <table:table-cell/>
          <table:table-cell office:value-type="string" calcext:value-type="string">
            <text:p>Dirección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Asociació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¿Público?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4:17:14.799559601</meta:creation-date>
    <dc:date>2025-10-25T14:33:56.334316268</dc:date>
    <meta:editing-duration>PT6M31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